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9.5pt"/>
    </style:style>
    <style:style style:name="P2" style:family="paragraph" style:parent-style-name="Standard">
      <style:text-properties style:font-name="sans-serif" fo:font-size="10.5pt"/>
    </style:style>
    <style:style style:name="P3" style:family="paragraph" style:parent-style-name="Standard">
      <style:text-properties style:font-name="sans-serif" fo:font-size="13.5pt"/>
    </style:style>
    <style:style style:name="P4" style:family="paragraph" style:parent-style-name="Standard">
      <style:text-properties style:font-name="sans-serif" fo:font-size="13.5pt" officeooo:rsid="000fc1d2" officeooo:paragraph-rsid="000fc1d2"/>
    </style:style>
    <style:style style:name="P5" style:family="paragraph" style:parent-style-name="Standard">
      <style:text-properties style:font-name="sans-serif" fo:font-size="13.5pt" officeooo:rsid="0010b129" officeooo:paragraph-rsid="0010b129"/>
    </style:style>
    <style:style style:name="P6" style:family="paragraph" style:parent-style-name="Standard">
      <style:text-properties style:font-name="sans-serif" fo:font-size="13.5pt" officeooo:rsid="0012d0a3" officeooo:paragraph-rsid="0012d0a3"/>
    </style:style>
    <style:style style:name="P7" style:family="paragraph" style:parent-style-name="Standard">
      <style:text-properties style:font-name="sans-serif" fo:font-size="13.5pt" officeooo:rsid="001505bc" officeooo:paragraph-rsid="001505bc"/>
    </style:style>
    <style:style style:name="P8" style:family="paragraph" style:parent-style-name="Standard">
      <style:text-properties style:font-name="sans-serif" fo:font-size="13.5pt" officeooo:rsid="0017f837" officeooo:paragraph-rsid="0017f837"/>
    </style:style>
    <style:style style:name="P9" style:family="paragraph" style:parent-style-name="Standard">
      <style:text-properties style:font-name="sans-serif" fo:font-size="13.5pt" officeooo:rsid="0018963e" officeooo:paragraph-rsid="0018963e"/>
    </style:style>
    <style:style style:name="P10" style:family="paragraph" style:parent-style-name="Text_20_body">
      <style:text-properties officeooo:paragraph-rsid="001505bc"/>
    </style:style>
    <style:style style:name="P11" style:family="paragraph" style:parent-style-name="Text_20_body">
      <style:text-properties officeooo:rsid="001505bc" officeooo:paragraph-rsid="001505bc"/>
    </style:style>
    <style:style style:name="P12" style:family="paragraph" style:parent-style-name="Table_20_Contents">
      <style:text-properties style:font-name="sans-serif" fo:font-size="13.5pt" officeooo:rsid="000c9322" officeooo:paragraph-rsid="000c9322"/>
    </style:style>
    <style:style style:name="P13" style:family="paragraph" style:parent-style-name="Table_20_Contents">
      <style:text-properties style:font-name="sans-serif" fo:font-size="13.5pt" officeooo:rsid="000e1a86" officeooo:paragraph-rsid="000e1a86"/>
    </style:style>
    <style:style style:name="P14" style:family="paragraph" style:parent-style-name="Table_20_Contents">
      <style:text-properties style:font-name="sans-serif" fo:font-size="13.5pt" officeooo:rsid="000ef16b" officeooo:paragraph-rsid="000ef16b"/>
    </style:style>
    <style:style style:name="P15" style:family="paragraph" style:parent-style-name="Table_20_Contents">
      <style:text-properties style:font-name="sans-serif" fo:font-size="13.5pt" fo:font-weight="bold" officeooo:rsid="000c9322" officeooo:paragraph-rsid="000c9322" style:font-weight-asian="bold" style:font-weight-complex="bold"/>
    </style:style>
    <style:style style:name="P16" style:family="paragraph" style:parent-style-name="Table_20_Contents">
      <style:text-properties style:font-name="sans-serif" fo:font-size="13.5pt" officeooo:rsid="0010b129" officeooo:paragraph-rsid="0010b129"/>
    </style:style>
    <style:style style:name="P17" style:family="paragraph" style:parent-style-name="Table_20_Contents">
      <style:text-properties style:font-name="sans-serif" fo:font-size="13.5pt" officeooo:rsid="00113bd1" officeooo:paragraph-rsid="00113bd1"/>
    </style:style>
    <style:style style:name="T1" style:family="text">
      <style:text-properties officeooo:rsid="000ef16b"/>
    </style:style>
    <style:style style:name="T2" style:family="text">
      <style:text-properties officeooo:rsid="0010b129"/>
    </style:style>
    <style:style style:name="T3" style:family="text">
      <style:text-properties officeooo:rsid="00113bd1"/>
    </style:style>
    <style:style style:name="T4" style:family="text">
      <style:text-properties officeooo:rsid="00142cce"/>
    </style:style>
    <style:style style:name="T5" style:family="text">
      <style:text-properties style:font-name="sans-serif" fo:font-size="13.5pt"/>
    </style:style>
    <style:style style:name="T6" style:family="text">
      <style:text-properties style:font-name="sans-serif" fo:font-size="13.5pt" officeooo:rsid="001505bc"/>
    </style:style>
    <style:style style:name="T7" style:family="text">
      <style:text-properties officeooo:rsid="0015c71f"/>
    </style:style>
    <style:style style:name="T8" style:family="text">
      <style:text-properties officeooo:rsid="0018963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Management Methodologies</text:p>
      <text:p text:style-name="P2">ACADGILD</text:p>
      <text:p text:style-name="P2">1</text:p>
      <text:p text:style-name="P3">1.</text:p>
      <text:p text:style-name="P3">List down any 5 differences between Traditional and Modern project </text:p>
      <text:p text:style-name="P3">management methodologies</text:p>
      <text:p text:style-name="P3"/>
      <table:table table:name="Table1" table:style-name="Table1">
        <table:table-column table:style-name="Table1.A" table:number-columns-repeated="2"/>
        <table:table-row>
          <table:table-cell table:style-name="Table1.A1" office:value-type="string">
            <text:p text:style-name="P15">Traditional approach</text:p>
          </table:table-cell>
          <table:table-cell table:style-name="Table1.B1" office:value-type="string">
            <text:p text:style-name="P15">Modern approach</text:p>
            <text:p text:style-name="P15"/>
          </table:table-cell>
        </table:table-row>
        <table:table-row>
          <table:table-cell table:style-name="Table1.A2" office:value-type="string">
            <text:p text:style-name="P17">Static team culture</text:p>
          </table:table-cell>
          <table:table-cell table:style-name="Table1.B2" office:value-type="string">
            <text:p text:style-name="P17">Dynamic team culture</text:p>
          </table:table-cell>
        </table:table-row>
        <table:table-row>
          <table:table-cell table:style-name="Table1.A2" office:value-type="string">
            <text:p text:style-name="P12">Consecutive stages during development</text:p>
          </table:table-cell>
          <table:table-cell table:style-name="Table1.B2" office:value-type="string">
            <text:p text:style-name="P12">Its not a linear process approach(flexible and adaptive)</text:p>
          </table:table-cell>
        </table:table-row>
        <table:table-row>
          <table:table-cell table:style-name="Table1.A2" office:value-type="string">
            <text:p text:style-name="P12">Back flow or further modification is not possible</text:p>
          </table:table-cell>
          <table:table-cell table:style-name="Table1.B2" office:value-type="string">
            <text:p text:style-name="P12">Back flow and modifications are possible</text:p>
          </table:table-cell>
        </table:table-row>
        <table:table-row>
          <table:table-cell table:style-name="Table1.A2" office:value-type="string">
            <text:p text:style-name="P17">Short terms delivery cycles are not there.</text:p>
          </table:table-cell>
          <table:table-cell table:style-name="Table1.B2" office:value-type="string">
            <text:p text:style-name="P17">Short term memory cycles like sprints are there</text:p>
          </table:table-cell>
        </table:table-row>
        <table:table-row>
          <table:table-cell table:style-name="Table1.A2" office:value-type="string">
            <text:p text:style-name="P12">Particular timelines and budgets are there</text:p>
          </table:table-cell>
          <table:table-cell table:style-name="Table1.B2" office:value-type="string">
            <text:p text:style-name="P12">No particular and budget timeline</text:p>
          </table:table-cell>
        </table:table-row>
        <table:table-row>
          <table:table-cell table:style-name="Table1.A2" office:value-type="string">
            <text:p text:style-name="P16">Customer involvment is less</text:p>
          </table:table-cell>
          <table:table-cell table:style-name="Table1.B2" office:value-type="string">
            <text:p text:style-name="P16">Customer involvement is more.</text:p>
          </table:table-cell>
        </table:table-row>
        <table:table-row>
          <table:table-cell table:style-name="Table1.A2" office:value-type="string">
            <text:p text:style-name="P12">Eg: waterfall model,evolutionary model,prototype model</text:p>
          </table:table-cell>
          <table:table-cell table:style-name="Table1.B2" office:value-type="string">
            <text:p text:style-name="P12">Eg:agile,scrum,lean PM</text:p>
          </table:table-cell>
        </table:table-row>
        <table:table-row>
          <table:table-cell table:style-name="Table1.A2" office:value-type="string">
            <text:p text:style-name="P13">Problems cant be foreseen</text:p>
          </table:table-cell>
          <table:table-cell table:style-name="Table1.B2" office:value-type="string">
            <text:p text:style-name="P13">Problems can be foreseen</text:p>
          </table:table-cell>
        </table:table-row>
        <table:table-row>
          <table:table-cell table:style-name="Table1.A2" office:value-type="string">
            <text:p text:style-name="P13">Closer collabration is not there</text:p>
          </table:table-cell>
          <table:table-cell table:style-name="Table1.B2" office:value-type="string">
            <text:p text:style-name="P13">There is a collbrative behavior between developers and bussiness(SCRUM)</text:p>
          </table:table-cell>
        </table:table-row>
        <table:table-row>
          <table:table-cell table:style-name="Table1.A2" office:value-type="string">
            <text:p text:style-name="P13">Continous improvement of live systems is not there</text:p>
          </table:table-cell>
          <table:table-cell table:style-name="Table1.B2" office:value-type="string">
            <text:p text:style-name="P13">Continous improvement of live projects can be improved.</text:p>
          </table:table-cell>
        </table:table-row>
        <table:table-row>
          <table:table-cell table:style-name="Table1.A2" office:value-type="string">
            <text:p text:style-name="P13">Its simple to understand</text:p>
          </table:table-cell>
          <table:table-cell table:style-name="Table1.B2" office:value-type="string">
            <text:p text:style-name="P13">Its diificult to understand than the linear ones.</text:p>
          </table:table-cell>
        </table:table-row>
        <table:table-row>
          <table:table-cell table:style-name="Table1.A2" office:value-type="string">
            <text:p text:style-name="P14">Not much self organizing</text:p>
          </table:table-cell>
          <table:table-cell table:style-name="Table1.B2" office:value-type="string">
            <text:p text:style-name="P14">Self organizing among the developers.</text:p>
          </table:table-cell>
        </table:table-row>
        <table:table-row>
          <table:table-cell table:style-name="Table1.A2" office:value-type="string">
            <text:p text:style-name="P14">Document oriented</text:p>
          </table:table-cell>
          <table:table-cell table:style-name="Table1.B2" office:value-type="string">
            <text:p text:style-name="P14">Cross functional and pragmatic way</text:p>
          </table:table-cell>
        </table:table-row>
        <table:table-row>
          <table:table-cell table:style-name="Table1.A2" office:value-type="string">
            <text:p text:style-name="P14">Plan driven</text:p>
          </table:table-cell>
          <table:table-cell table:style-name="Table1.B2" office:value-type="string">
            <text:p text:style-name="P14">Fluid flow of planning.</text:p>
          </table:table-cell>
        </table:table-row>
        <table:table-row>
          <table:table-cell table:style-name="Table1.A16" office:value-type="string">
            <text:p text:style-name="P14">Customer requirments cannot be met when they change thier milestones.</text:p>
          </table:table-cell>
          <table:table-cell table:style-name="Table1.B16" office:value-type="string">
            <text:p text:style-name="P14">Customer requirments and changes can be met anytime during development.</text:p>
          </table:table-cell>
        </table:table-row>
      </table:table>
      <text:p text:style-name="P3"/>
      <text:p text:style-name="P3"/>
      <text:p text:style-name="P3"/>
      <text:p text:style-name="P3"><text:soft-page-break/></text:p>
      <text:p text:style-name="P3"/>
      <text:p text:style-name="P3"/>
      <text:p text:style-name="P3"/>
      <text:p text:style-name="P3"/>
      <text:p text:style-name="P3">2.</text:p>
      <text:p text:style-name="P3">How to choose which Project Management Methodology that the project <text:s/><text:span text:style-name="T1">s</text:span>hould adapt and why?</text:p>
      <text:p text:style-name="P5">Traditional approaches <text:span text:style-name="T3">is not a controlled way of pm.</text:span></text:p>
      <text:p text:style-name="P4">Sometimes according to the projects we should <text:span text:style-name="T2">adapt</text:span> the methadology because if its a project which has to be done immediately and if its not properly managed then <text:span text:style-name="T2">extreme programming </text:span>PM can <text:span text:style-name="T2">be ada</text:span>pted.</text:p>
      <text:p text:style-name="P6">We have to adapt a methodology according to the req<text:span text:style-name="T4">uire</text:span>ments of the customer. <text:span text:style-name="T4">For creative and software projects we have to adapt agile program methadology which is more flexible and adaptive.its one of the fastest growing methadology.We can adopt changes to the exisiting framework.In agile we have the short term intervals called sprint in which <text:s/>team members will be having real time communication. If the customer wants to take part actively agile model is adopted.</text:span></text:p>
      <text:p text:style-name="P7">PRINCE2 is adopted if extensive documentation is required and for corporate planning.</text:p>
      <text:p text:style-name="P7">SCRUM is applicable mainly to 100% collabrative dedicated teams.it hav scrum intervals(sprints)</text:p>
      <text:p text:style-name="P10"><text:span text:style-name="T6">Kanban is an interesting methodology designed for teams who output a slow and steady stream of deliverables in a continuous workflow.</text:span></text:p>
      <text:p text:style-name="P11"><text:span text:style-name="T6">S</text:span><text:span text:style-name="T5">o based on the reqiruments,company,team culture we have to adopt a methadology which helps in successfull completion of the project.</text:span></text:p>
      <text:p text:style-name="P7"/>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3.</text:p>
      <text:p text:style-name="P3">When do you decide if the Project has to be done in Sprints and provide an example?</text:p>
      <text:p text:style-name="P3"/>
      <text:p text:style-name="P3"/>
      <text:p text:style-name="P3">Sprints are small time delivery cycles <text:span text:style-name="T7">adopted in </text:span>scrum project management methadologies.<text:span text:style-name="T7">in scrum model</text:span></text:p>
      <text:p text:style-name="P3">During this time, daily meetings permit the scrum master to direct the team towards completion and track progress at the same time, and a review of the completed sprint precedes the team beginning work on the next.</text:p>
      <text:p text:style-name="P8">If there is no particular timeline and budgets sprints can be adopted.As this is the modern approach customer have more involvement in the project development ie if the customer has to change any milestone or requirments during the development.the sprints are realeased as incremented delivery and customer can test and demand to add on extra requirments.this short term delivery cycles are called as sprints.in SCRUM model its a 30 day interval which is applicable mainly to 100% collabrative abd dedicated team.</text:p>
      <text:p text:style-name="P9">For eg:</text:p>
      <text:p text:style-name="P8"><text:span text:style-name="T8">If one is </text:span>assigned as the Scrum Product Owner of a new software development project. One of his first tasks is to start requirement <text:span text:style-name="T8">analyisis</text:span>. He writes down the most important use-cases and discusses them with the architects, customer representatives and other stakeholders. <text:span text:style-name="T8">He then divides the work among the teams and delivery cycles get started.</text:span> <text:span text:style-name="T8">H</text:span>e then calls for the first Sprint Planning meeting. <text:span text:style-name="T8">In the first sprint meeting the delivery cycled product is presented for the customer and he demands for changes.After the project completion also the customer can demand for changes.If the team completes the work soon then the remaining scheduled days can be used for risk identification, support management etc.So this sprint is adopted when the project has to be done in a more creative way and if the customer wants the project to work in a different platform then this can be adop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59:50.722640898</meta:creation-date>
    <dc:date>2016-08-17T17:05:53.497711339</dc:date>
    <meta:editing-duration>PT59M32S</meta:editing-duration>
    <meta:editing-cycles>4</meta:editing-cycles>
    <meta:generator>LibreOffice/5.1.4.2$Linux_X86_64 LibreOffice_project/10m0$Build-2</meta:generator>
    <meta:document-statistic meta:table-count="1" meta:image-count="0" meta:object-count="0" meta:page-count="3" meta:paragraph-count="54" meta:word-count="685" meta:character-count="4377" meta:non-whitespace-character-count="3743"/>
  </office:meta>
</office:document-meta>
</file>